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Notes</text:p>
      <text:p text:style-name="Standard"/>
      <text:p text:style-name="Standard">version 1</text:p>
      <text:p text:style-name="Standard"/>
      <text:p text:style-name="P1">Introduction</text:p>
      <text:p text:style-name="Standard">This is the original introduction.</text:p>
      <text:p text:style-name="Standard"/>
      <text:p text:style-name="P1">Commands</text:p>
      <text:p text:style-name="Standard">Originally no commands discussed.</text:p>
      <text:p text:style-name="Standard"/>
      <text:p text:style-name="P1">Conclusion</text:p>
      <text:p text:style-name="Standard">This is the original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Richardson</meta:initial-creator>
    <meta:creation-date>2013-11-06T07:32:16</meta:creation-date>
    <dc:date>2013-11-06T07:46:23</dc:date>
    <dc:creator>Jim Richardson</dc:creator>
    <meta:editing-duration>PT13M23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8" meta:word-count="21" meta:character-count="146" meta:non-whitespace-character-count="133"/>
  </office:meta>
</office:document-meta>
</file>